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59cm" table:align="margins"/>
    </style:style>
    <style:style style:name="表格1.A" style:family="table-column">
      <style:table-column-properties style:column-width="17.59cm" style:rel-column-width="65535*"/>
    </style:style>
    <style:style style:name="表格1.A1" style:family="table-cell">
      <style:table-cell-properties fo:padding="0.097cm" fo:border="0.05pt solid #000000"/>
    </style:style>
    <style:style style:name="T1" style:family="text">
      <style:text-properties style:font-name="DejaVu Serif1" style:font-name-asian="DejaVu Serif1" style:font-name-complex="DejaVu Serif1"/>
    </style:style>
    <style:style style:name="T2" style:family="text">
      <style:text-properties style:font-name="DejaVu Serif" style:font-name-asian="DejaVu Sans1" style:font-name-complex="Lohit Hindi"/>
    </style:style>
    <style:style style:name="T3" style:family="text">
      <style:text-properties style:font-name="DejaVu Sans" style:font-name-asian="DejaVu Sans"/>
    </style:style>
    <style:style style:name="T4" style:family="text">
      <style:text-properties style:font-name="DejaVu Sans" style:font-name-asian="DejaVu Sans" style:font-name-complex="DejaVu Serif1"/>
    </style:style>
    <number:date-style style:name="N5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Yandex Algorithms 2011 R1 D "Sum Of Medians" Solution<text:note text:id="ftn0" text:note-class="footnote"><text:note-citation>1</text:note-citation><text:note-body><text:p text:style-name="Footnote">ICPC 2012 Chengdu Online A題與此題相同。</text:p></text:note-body></text:note></text:h>
      <text:p text:style-name="Standard">本作品採用<text:a xlink:type="simple" xlink:href="http://creativecommons.org/licenses/by-nc-sa/3.0/deed.zh">知識共享署名-非商业性使用-相同方式共享 3.0 Unported許可協議</text:a>进行許可</text:p>
      <text:p text:style-name="Standard">write by Gestalti Lur</text:p>
      <text:p text:style-name="Standard"><text:date style:data-style-name="N5084" text:date-value="2012-09-17T18:13:54" text:fixed="true">2012-09-17</text:date></text:p>
      <text:p text:style-name="Standard">題目鏈接：<text:a xlink:type="simple" xlink:href="http://www.codeforces.com/problemset/problem/85/D">http://www.codeforces.com/problemset/problem/85/D</text:a></text:p>
      <text:h text:style-name="Heading_20_2" text:outline-level="2">題目大意</text:h>
      <text:p text:style-name="Standard"><text:tab/>對於一個元素序列｛a｝有三種操作：add x(0&lt;x&lt;=10^9) ,在序列後加入一個元素x,del x刪除集合中的一個元素x，sum输出sum( a_i | i mod 5<text:span text:style-name="T1">≡</text:span><text:span text:style-name="T2">3)的值。操作數量少於10^5個。</text:span></text:p>
      <text:h text:style-name="Heading_20_2" text:outline-level="2">算法分析</text:h>
      <text:p text:style-name="Standard"><text:tab/>可以用線段樹來處理區間和的操作。如果將一個[1,T]的線段樹的每個節點上記錄<text:span text:style-name="T3">了區間裏元素下標mod 5 </text:span><text:span text:style-name="T4">≡ x 的和記作[l,r].s[x]，那麼對於每個詢問操作，只要輸出[1,T].s[3]即可。維護這些值的時候可以想到對於一個區間[l,r]，他的左孩子範圍的元素下標mod 5之後的結果在[l,r]上也是一樣的，右孩子[mid+1,r]的下標和在[l,r]的情況則是左孩子裏的元素個數加上右孩子當前節點的下標，因此可以推出對於[l,r].s[x]在其右孩子的部分是[mid+1,r].s[ ( x - [l,mid].cnt ) mod 5 ](cnt爲區間內元素的個數)。</text:span></text:p>
      <text:p text:style-name="Standard"><text:span text:style-name="T4"><text:tab/>所以顯然有[l,r].s[x]=[l,mid].s[x]+[mid+1,r].s[ (( x - [l,mid].cnt ) mod 5 + 5 )mod 5 ](具體實現的時候因爲x-[l,mid].cnt會有負數的情況所以需要加成正數取模)</text:span></text:p>
      <text:p text:style-name="Standard"><text:span text:style-name="T4"><text:tab/>其次因爲元素大小至多會有10^9,不能直接建立線段樹。所以可以採用“離散化”的處理方法：首先讀入所有的操作，可以預處理出所有的add操作一共有多少種不同的元素以及每個元素的大小，設這個值爲T，那麼線段樹中就至多會有T個元素。先建立一個[1,T]的線段樹，然後對於進行操作的節點x，可以用二分或者std::lower_bound()找出它在線段樹當中的位置對其進行操作。</text:span></text:p>
      <text:h text:style-name="Heading_20_2" text:outline-level="2">參考代碼</text:h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/*</text:p>
            <text:p text:style-name="Table_20_Contents"><text:s text:c="2"/>CF 85 D</text:p>
            <text:p text:style-name="Table_20_Contents"><text:s text:c="2"/>gestapolur</text:p>
            <text:p text:style-name="Table_20_Contents"><text:s text:c="2"/>ACCEPTED</text:p>
            <text:p text:style-name="Table_20_Contents"><text:s text:c="2"/>ICPC 2012 Chengdu Online A were same as this prob </text:p>
            <text:p text:style-name="Table_20_Contents">*/</text:p>
            <text:p text:style-name="Table_20_Contents">#include&lt;cstdio&gt;</text:p>
            <text:p text:style-name="Table_20_Contents">#include&lt;algorithm&gt;</text:p>
            <text:p text:style-name="Table_20_Contents">#include&lt;cstring&gt;</text:p>
            <text:p text:style-name="Table_20_Contents">#define MAXN 100005</text:p>
            <text:p text:style-name="Table_20_Contents">#define lint long long</text:p>
            <text:p text:style-name="Table_20_Contents">struct treenode</text:p>
            <text:p text:style-name="Table_20_Contents">{</text:p>
            <text:p text:style-name="Table_20_Contents"><text:s text:c="2"/>int l , r , cnt;</text:p>
            <text:p text:style-name="Table_20_Contents"><text:s text:c="2"/>lint sum[ 5 ];</text:p>
            <text:p text:style-name="Table_20_Contents">};</text:p>
            <text:p text:style-name="Table_20_Contents"><text:soft-page-break/>treenode node[ MAXN &lt;&lt; 4 ];</text:p>
            <text:p text:style-name="Table_20_Contents">int a[ MAXN ] , q[ MAXN ];</text:p>
            <text:p text:style-name="Table_20_Contents">int n , tot;</text:p>
            <text:p text:style-name="Table_20_Contents">void create( int s , int l , int r )</text:p>
            <text:p text:style-name="Table_20_Contents">{</text:p>
            <text:p text:style-name="Table_20_Contents"><text:s text:c="2"/>memset( node[ s ].sum , 0 , sizeof( node[ 0 ].sum ) );</text:p>
            <text:p text:style-name="Table_20_Contents"><text:s text:c="2"/>node[ s ].l = l;</text:p>
            <text:p text:style-name="Table_20_Contents"><text:s text:c="2"/>node[ s ].r = r;</text:p>
            <text:p text:style-name="Table_20_Contents"><text:s text:c="2"/>node[ s ].cnt = 0;</text:p>
            <text:p text:style-name="Table_20_Contents"><text:s text:c="2"/>if( l &lt; r )</text:p>
            <text:p text:style-name="Table_20_Contents"><text:s text:c="4"/>{</text:p>
            <text:p text:style-name="Table_20_Contents"><text:s text:c="6"/>int mid = l + r &gt;&gt; 1;</text:p>
            <text:p text:style-name="Table_20_Contents"><text:s text:c="6"/>create( s &lt;&lt; 1 , l , mid );</text:p>
            <text:p text:style-name="Table_20_Contents"><text:s text:c="6"/>create( s &lt;&lt; 1 | 1 , mid + 1 , r );</text:p>
            <text:p text:style-name="Table_20_Contents"><text:s text:c="4"/>}</text:p>
            <text:p text:style-name="Table_20_Contents"><text:s text:c="2"/>return ;</text:p>
            <text:p text:style-name="Table_20_Contents">}</text:p>
            <text:p text:style-name="Table_20_Contents">void upload( int s )</text:p>
            <text:p text:style-name="Table_20_Contents">{</text:p>
            <text:p text:style-name="Table_20_Contents"><text:s text:c="2"/>for( int i = 0 ; i &lt; 5 ; ++ i ) </text:p>
            <text:p text:style-name="Table_20_Contents"><text:s text:c="4"/>node[ s ].sum[ i ] = node[ s &lt;&lt; 1 ].sum[ i ] + node[ s &lt;&lt; 1 | 1 ].sum[ ( ( i - node[ s &lt;&lt; 1 ].cnt ) % 5 + 5 ) % 5 ];</text:p>
            <text:p text:style-name="Table_20_Contents"><text:s text:c="2"/>return ;</text:p>
            <text:p text:style-name="Table_20_Contents">}</text:p>
            <text:p text:style-name="Table_20_Contents">void update( int s , int pos , int val , int k )</text:p>
            <text:p text:style-name="Table_20_Contents">{</text:p>
            <text:p text:style-name="Table_20_Contents"><text:s text:c="2"/>k ? ++ node[ s ].cnt : -- node[ s ].cnt;</text:p>
            <text:p text:style-name="Table_20_Contents"><text:s text:c="2"/>if( node[ s ].l == node[ s ].r )</text:p>
            <text:p text:style-name="Table_20_Contents"><text:s text:c="4"/>{</text:p>
            <text:p text:style-name="Table_20_Contents"><text:s text:c="6"/>node[ s ].sum[ 0 ] = k ? val : 0;</text:p>
            <text:p text:style-name="Table_20_Contents"><text:s text:c="6"/>return ;</text:p>
            <text:p text:style-name="Table_20_Contents"><text:s text:c="4"/>}</text:p>
            <text:p text:style-name="Table_20_Contents"><text:s text:c="2"/>int mid = node[ s ].l + node[ s ].r &gt;&gt; 1;</text:p>
            <text:p text:style-name="Table_20_Contents"><text:s text:c="2"/>if( pos &lt;= mid ) update( ( s &lt;&lt; 1 ) , pos , val , k);</text:p>
            <text:p text:style-name="Table_20_Contents"><text:s text:c="2"/>else update( ( s &lt;&lt; 1 | 1 ) , pos , val , k );</text:p>
            <text:p text:style-name="Table_20_Contents"><text:s text:c="2"/>upload( s );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void init()</text:p>
            <text:p text:style-name="Table_20_Contents">{</text:p>
            <text:p text:style-name="Table_20_Contents"><text:s text:c="2"/>int i;</text:p>
            <text:p text:style-name="Table_20_Contents"><text:s text:c="2"/>char ch[ 3 ];</text:p>
            <text:p text:style-name="Table_20_Contents"><text:s text:c="2"/>tot = 0;</text:p>
            <text:p text:style-name="Table_20_Contents"><text:s text:c="2"/>for( i = 1 ; i &lt;= n ; ++ i )</text:p>
            <text:p text:style-name="Table_20_Contents"><text:s text:c="4"/>{</text:p>
            <text:p text:style-name="Table_20_Contents"><text:s text:c="6"/>scanf( "%s" , ch );</text:p>
            <text:p text:style-name="Table_20_Contents"><text:s text:c="6"/>switch( ch[ 0 ] )</text:p>
            <text:p text:style-name="Table_20_Contents"><text:soft-page-break/><text:tab/>{</text:p>
            <text:p text:style-name="Table_20_Contents"><text:tab/>case 'a':</text:p>
            <text:p text:style-name="Table_20_Contents"><text:tab/> <text:s/>scanf( "%d" , &amp;q[ i ]);</text:p>
            <text:p text:style-name="Table_20_Contents"><text:tab/> <text:s/>a[ tot ++ ] = q[ i ];</text:p>
            <text:p text:style-name="Table_20_Contents"><text:tab/> <text:s/>break;</text:p>
            <text:p text:style-name="Table_20_Contents"><text:tab/>case 's':</text:p>
            <text:p text:style-name="Table_20_Contents"><text:tab/> <text:s/>q[ i ] = 0;</text:p>
            <text:p text:style-name="Table_20_Contents"><text:tab/> <text:s/>break;</text:p>
            <text:p text:style-name="Table_20_Contents"><text:tab/>case 'd':</text:p>
            <text:p text:style-name="Table_20_Contents"><text:tab/> <text:s/>scanf( "%d" , &amp;q[ i ] );</text:p>
            <text:p text:style-name="Table_20_Contents"><text:tab/> <text:s/>q[ i ] = -q[ i ];</text:p>
            <text:p text:style-name="Table_20_Contents"><text:tab/> <text:s/>break;</text:p>
            <text:p text:style-name="Table_20_Contents"><text:tab/>}</text:p>
            <text:p text:style-name="Table_20_Contents"><text:s text:c="4"/>}</text:p>
            <text:p text:style-name="Table_20_Contents"><text:s text:c="2"/>std::sort( a , a + tot );</text:p>
            <text:p text:style-name="Table_20_Contents"><text:s text:c="2"/>tot = std::unique( a , a + tot ) - a;</text:p>
            <text:p text:style-name="Table_20_Contents"><text:s text:c="2"/>memset( node[ 1 ].sum , 0 , sizeof( node[ 1 ].sum ) );</text:p>
            <text:p text:style-name="Table_20_Contents"><text:s text:c="2"/>if( tot ) create( 1 , 1 , tot + 1 );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int bipart( int p )</text:p>
            <text:p text:style-name="Table_20_Contents">{</text:p>
            <text:p text:style-name="Table_20_Contents"><text:s text:c="2"/>int l , r , mid;</text:p>
            <text:p text:style-name="Table_20_Contents"><text:s text:c="2"/>for( l = 1 , r = tot , mid = l + r &gt;&gt; 1 ; l != mid ; mid = l + r &gt;&gt; 1 )</text:p>
            <text:p text:style-name="Table_20_Contents"><text:s text:c="4"/>if( p &gt;= a[ mid ] ) l = mid;</text:p>
            <text:p text:style-name="Table_20_Contents"><text:s text:c="4"/>else r = mid;</text:p>
            <text:p text:style-name="Table_20_Contents"><text:s text:c="2"/>return r;</text:p>
            <text:p text:style-name="Table_20_Contents">}</text:p>
            <text:p text:style-name="Table_20_Contents"/>
            <text:p text:style-name="Table_20_Contents">void solve()</text:p>
            <text:p text:style-name="Table_20_Contents">{</text:p>
            <text:p text:style-name="Table_20_Contents"><text:s text:c="2"/>int pos;</text:p>
            <text:p text:style-name="Table_20_Contents"><text:s text:c="2"/>for( int i = 1 ; i &lt;= n ; ++ i )</text:p>
            <text:p text:style-name="Table_20_Contents"><text:s text:c="4"/>{</text:p>
            <text:p text:style-name="Table_20_Contents"><text:s text:c="6"/>//pos = ( q[ i ] == 0 ? 0 : std::lower_bound( a , a + tot , ( q[ i ] &gt; 0 ? q[ i ] : -q[ i ] ) ) - a );</text:p>
            <text:p text:style-name="Table_20_Contents"><text:s text:c="6"/>pos = ( q[ i ] ? bipart( q[ i ] &gt; 0 ? q[ i ] : -q[ i ] ) : 0 );</text:p>
            <text:p text:style-name="Table_20_Contents"><text:s text:c="6"/>if( q[ i ] ) </text:p>
            <text:p text:style-name="Table_20_Contents"><text:tab/>update( 1 , pos , ( q[ i ] &gt; 0 ? q[ i ] : -q[ i ] ) , ( q[ i ] &gt; 0 ? 1 : 0 ) ); </text:p>
            <text:p text:style-name="Table_20_Contents"><text:s text:c="6"/>else</text:p>
            <text:p text:style-name="Table_20_Contents"><text:tab/>printf( "%I64d\n" , node[ 1 ].sum[ 2 ] );</text:p>
            <text:p text:style-name="Table_20_Contents"><text:s text:c="4"/>}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oft-page-break/><text:s text:c="2"/>while( scanf( "%d" , &amp;n ) != EOF )</text:p>
            <text:p text:style-name="Table_20_Contents"><text:s text:c="4"/>{</text:p>
            <text:p text:style-name="Table_20_Contents"><text:s text:c="6"/>init();</text:p>
            <text:p text:style-name="Table_20_Contents"><text:s text:c="6"/>solve();</text:p>
            <text:p text:style-name="Table_20_Contents"><text:s text:c="4"/>}</text:p>
            <text:p text:style-name="Table_20_Contents"><text:s text:c="2"/>return 0;</text:p>
            <text:p text:style-name="Table_20_Contents">}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uacm </meta:initial-creator>
    <meta:creation-date>2012-07-16T08:24:39</meta:creation-date>
    <dc:date>2012-09-18T14:38:58</dc:date>
    <dc:creator>csuacm </dc:creator>
    <meta:editing-duration>PT1H35M29S</meta:editing-duration>
    <meta:editing-cycles>31</meta:editing-cycles>
    <meta:generator>LibreOffice/3.5$Linux_x86 LibreOffice_project/350m1$Build-2</meta:generator>
    <meta:document-statistic meta:table-count="1" meta:image-count="0" meta:object-count="0" meta:page-count="4" meta:paragraph-count="126" meta:word-count="737" meta:character-count="3211" meta:non-whitespace-character-count="2456"/>
  </office:meta>
</office:document-meta>
</file>